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F000002A6BEC24022234D61CD.png" manifest:media-type="image/png"/>
  <manifest:file-entry manifest:full-path="Pictures/100000000000047F00000287068171E5AA01B789.png" manifest:media-type="image/png"/>
  <manifest:file-entry manifest:full-path="Pictures/10000000000004A600000287381474344ACAF6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812cm" fo:min-width="8.69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812cm" fo:min-width="5.582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812cm" fo:min-width="3.744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 text:style-name="P2">http://pythontutor.com/</text:p>
          </draw:text-box>
        </draw:frame>
        <draw:frame draw:style-name="gr2" draw:text-style-name="P3" draw:layer="layout" svg:width="26.399cm" svg:height="14.353cm" svg:x="0.401cm" svg:y="5.047cm">
          <draw:image xlink:href="Pictures/10000000000004A600000287381474344ACAF6DB.png" xlink:type="simple" xlink:show="embed" xlink:actuate="onLoad">
            <text:p/>
          </draw:image>
        </draw:frame>
        <draw:custom-shape draw:style-name="gr3" draw:text-style-name="P4" draw:layer="layout" svg:width="13.3cm" svg:height="1.8cm" svg:x="2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 text:style-name="P2">http://pythontutor.com/<text:line-break/> <text:s/>visualize.html#mode=edit</text:p>
          </draw:text-box>
        </draw:frame>
        <draw:frame draw:style-name="gr2" draw:text-style-name="P3" draw:layer="layout" svg:width="27.4cm" svg:height="15.401cm" svg:x="0.4cm" svg:y="5.137cm">
          <draw:image xlink:href="Pictures/100000000000047F00000287068171E5AA01B789.png" xlink:type="simple" xlink:show="embed" xlink:actuate="onLoad">
            <text:p/>
          </draw:image>
        </draw:frame>
        <draw:custom-shape draw:style-name="gr4" draw:text-style-name="P4" draw:layer="layout" svg:width="8.9cm" svg:height="1.8cm" svg:x="10.5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 text:style-name="P2">http://pythontutor.com/<text:line-break/> <text:s/>live.html#mode=edit</text:p>
          </draw:text-box>
        </draw:frame>
        <draw:frame draw:style-name="gr2" draw:text-style-name="P3" draw:layer="layout" svg:width="27cm" svg:height="15.904cm" svg:x="0.4cm" svg:y="4.988cm">
          <draw:image xlink:href="Pictures/100000000000047F000002A6BEC24022234D61CD.png" xlink:type="simple" xlink:show="embed" xlink:actuate="onLoad">
            <text:p/>
          </draw:image>
        </draw:frame>
        <draw:custom-shape draw:style-name="gr5" draw:text-style-name="P4" draw:layer="layout" svg:width="6.3cm" svg:height="1.8cm" svg:x="14.3cm" svg:y="1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0:56:47.651981517</dc:date>
    <meta:editing-duration>PT17M10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